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634" officeooo:paragraph-rsid="0003d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t GEORGE</text:p>
      <text:p text:style-name="P1">Bureau : TG301</text:p>
      <text:p text:style-name="P1">bge@eisti.eu</text:p>
      <text:p text:style-name="P1"/>
      <text:p text:style-name="P1">Practical Algorithms for 3D Computer Graphics</text:p>
      <text:p text:style-name="P1">R.Stuart <text:s/>Fegneon</text:p>
      <text:p text:style-name="P1">2ème édition CRC Presse 2014</text:p>
      <text:p text:style-name="P1"/>
      <text:p text:style-name="P1">Autres livres sur le dia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22:36.062121033</meta:creation-date>
    <dc:date>2017-09-19T11:26:25.523319580</dc:date>
    <meta:editing-duration>PT3M51S</meta:editing-duration>
    <meta:editing-cycles>1</meta:editing-cycles>
    <meta:document-statistic meta:table-count="0" meta:image-count="0" meta:object-count="0" meta:page-count="1" meta:paragraph-count="7" meta:word-count="24" meta:character-count="153" meta:non-whitespace-character-count="135"/>
    <meta:generator>LibreOffice/5.1.6.2$Linux_X86_64 LibreOffice_project/10m0$Build-2</meta:generator>
  </office:meta>
</office:document-meta>
</file>